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9f69" officeooo:paragraph-rsid="00149f69"/>
    </style:style>
    <style:style style:name="P2" style:family="paragraph" style:parent-style-name="Standard">
      <style:text-properties fo:font-weight="bold" officeooo:rsid="00157f43" officeooo:paragraph-rsid="00157f43" style:font-weight-asian="bold" style:font-weight-complex="bold"/>
    </style:style>
    <style:style style:name="P3" style:family="paragraph" style:parent-style-name="Standard" style:list-style-name="L1">
      <style:text-properties officeooo:rsid="00149f69" officeooo:paragraph-rsid="00149f69"/>
    </style:style>
    <style:style style:name="P4" style:family="paragraph" style:parent-style-name="Standard" style:list-style-name="L2">
      <style:text-properties officeooo:rsid="00149f69" officeooo:paragraph-rsid="00149f69"/>
    </style:style>
    <style:style style:name="P5" style:family="paragraph" style:parent-style-name="Standard" style:list-style-name="L2">
      <style:text-properties officeooo:rsid="00157f43" officeooo:paragraph-rsid="00157f43"/>
    </style:style>
    <style:style style:name="P6" style:family="paragraph" style:parent-style-name="Standard" style:list-style-name="L2">
      <style:text-properties officeooo:rsid="0016c452" officeooo:paragraph-rsid="0016c452"/>
    </style:style>
    <style:style style:name="P7" style:family="paragraph" style:parent-style-name="Standard">
      <style:text-properties officeooo:rsid="00157f43" officeooo:paragraph-rsid="00157f43"/>
    </style:style>
    <style:style style:name="P8" style:family="paragraph" style:parent-style-name="Standard" style:list-style-name="L3">
      <style:text-properties officeooo:rsid="00157f43" officeooo:paragraph-rsid="00157f43"/>
    </style:style>
    <style:style style:name="P9" style:family="paragraph" style:parent-style-name="Standard" style:list-style-name="L4">
      <style:text-properties officeooo:rsid="00157f43" officeooo:paragraph-rsid="00157f43"/>
    </style:style>
    <style:style style:name="P10" style:family="paragraph" style:parent-style-name="Standard" style:list-style-name="L4">
      <style:text-properties officeooo:rsid="0016c452" officeooo:paragraph-rsid="0016c452"/>
    </style:style>
    <style:style style:name="T1" style:family="text">
      <style:text-properties officeooo:rsid="00157f4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c45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use.</text:p>
      <text:p text:style-name="P1"/>
      <text:p text:style-name="P2">Install the program:-</text:p>
      <text:list text:style-name="L1">
        <text:list-item>
          <text:p text:style-name="P3">First open index.html and install the correct files for your system. <text:span text:style-name="T1">(Probably would be better to add it to launcher or just run install.exe</text:span></text:p>
        </text:list-item>
      </text:list>
      <text:p text:style-name="P1"/>
      <text:p text:style-name="P2">Scanning the drive:-</text:p>
      <text:list text:style-name="L2">
        <text:list-item>
          <text:p text:style-name="P4">Then run the launcher and answer the questions (Need to create a tick box automated approach for this rather then the launcher)</text:p>
        </text:list-item>
        <text:list-item>
          <text:p text:style-name="P5">The questions select what drive and folder to scan</text:p>
        </text:list-item>
        <text:list-item>
          <text:p text:style-name="P6">(To run the scan manually node duplicateChecker.js drive and folder specific file type. Eg “node duplicateChecker.js <text:a xlink:type="simple" xlink:href="../../../../../c:/" text:style-name="Internet_20_link" text:visited-style-name="Visited_20_Internet_20_Link">c:\</text:a> jpg” this will search the <text:a xlink:type="simple" xlink:href="../../../../../c:/" text:style-name="Internet_20_link" text:visited-style-name="Visited_20_Internet_20_Link">c:\</text:a> drive looking through all jpg files for duplicates.</text:p>
        </text:list-item>
        <text:list-item>
          <text:p text:style-name="P5">The scan will provide an estimated time</text:p>
        </text:list-item>
        <text:list-item>
          <text:p text:style-name="P5">Once the scan is complete a JSON File is created with the current date and time</text:p>
        </text:list-item>
      </text:list>
      <text:p text:style-name="P7"/>
      <text:p text:style-name="P2">Selecting files to delete:-</text:p>
      <text:list text:style-name="L3">
        <text:list-item>
          <text:p text:style-name="P8">Open the Dashboard (index.html)</text:p>
        </text:list-item>
        <text:list-item>
          <text:p text:style-name="P8">Click the choose the file button and load the json file</text:p>
        </text:list-item>
        <text:list-item>
          <text:p text:style-name="P8">This will now show a list of files with duplicates</text:p>
        </text:list-item>
        <text:list-item>
          <text:p text:style-name="P8">(Need to make the Action bar permanently visible)</text:p>
        </text:list-item>
        <text:list-item>
          <text:p text:style-name="P8">Click on one of the file names</text:p>
        </text:list-item>
        <text:list-item>
          <text:p text:style-name="P8">Select a file to delete by clicking on the tick box and the Action bar will appear</text:p>
        </text:list-item>
      </text:list>
      <text:p text:style-name="P7"/>
      <text:p text:style-name="P2">Action bar buttons:-</text:p>
      <text:p text:style-name="P7"><text:span text:style-name="T2">Exclude System Files <text:tab/><text:tab/></text:span>Hides common system files</text:p>
      <text:p text:style-name="P7"><text:span text:style-name="T2">Smart Select <text:tab/><text:tab/></text:span><text:tab/>Selects the newest duplicates, leaving the oldest/original copy</text:p>
      <text:p text:style-name="P7"><text:span text:style-name="T2">Deselect<text:tab/><text:tab/><text:tab/></text:span>Deselects all currently selected files</text:p>
      <text:p text:style-name="P7"><text:span text:style-name="T2">Copy Paths<text:tab/><text:tab/><text:tab/></text:span>Copies the location path and name of the selected files to the clipboard</text:p>
      <text:p text:style-name="P7"><text:span text:style-name="T2">Show Media Only<text:tab/><text:tab/></text:span>Hides all files except for common media file types (this also displays a <text:tab/><text:tab/><text:tab/><text:tab/>thumbnail of the image files but not of the video files)</text:p>
      <text:p text:style-name="P7"/>
      <text:p text:style-name="P2">To delete the selected copies:-</text:p>
      <text:list text:style-name="L4">
        <text:list-item>
          <text:p text:style-name="P9">Click the Copy Paths button</text:p>
        </text:list-item>
        <text:list-item>
          <text:p text:style-name="P9">Open a text file and paste the contents of the clipboard</text:p>
        </text:list-item>
        <text:list-item>
          <text:p text:style-name="P9">Save the text file <text:span text:style-name="T3">as filestodelete.txt</text:span></text:p>
        </text:list-item>
        <text:list-item>
          <text:p text:style-name="P10">run the command “node deletefiles.js”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8:11:53.561401823</meta:creation-date>
    <dc:date>2026-01-21T19:21:29.291796774</dc:date>
    <meta:editing-duration>PT15M17S</meta:editing-duration>
    <meta:editing-cycles>1</meta:editing-cycles>
    <meta:document-statistic meta:table-count="0" meta:image-count="0" meta:object-count="0" meta:page-count="1" meta:paragraph-count="27" meta:word-count="294" meta:character-count="1662" meta:non-whitespace-character-count="1397"/>
    <meta:generator>LibreOffice/25.2.3.2$Linux_AARCH64 LibreOffice_project/520$Build-2</meta:generator>
  </office:meta>
</office:document-meta>
</file>